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6.485cm" fo:margin-left="-0.501cm" fo:margin-right="0.076cm" table:align="margins" style:writing-mode="lr-tb"/>
    </style:style>
    <style:style style:name="Таблица1.A" style:family="table-column">
      <style:table-column-properties style:column-width="1.002cm" style:rel-column-width="2479*"/>
    </style:style>
    <style:style style:name="Таблица1.B" style:family="table-column">
      <style:table-column-properties style:column-width="3.073cm" style:rel-column-width="7603*"/>
    </style:style>
    <style:style style:name="Таблица1.C" style:family="table-column">
      <style:table-column-properties style:column-width="1.004cm" style:rel-column-width="2483*"/>
    </style:style>
    <style:style style:name="Таблица1.D" style:family="table-column">
      <style:table-column-properties style:column-width="2.175cm" style:rel-column-width="5381*"/>
    </style:style>
    <style:style style:name="Таблица1.E" style:family="table-column">
      <style:table-column-properties style:column-width="6.479cm" style:rel-column-width="16031*"/>
    </style:style>
    <style:style style:name="Таблица1.F" style:family="table-column">
      <style:table-column-properties style:column-width="0.767cm" style:rel-column-width="1898*"/>
    </style:style>
    <style:style style:name="Таблица1.G" style:family="table-column">
      <style:table-column-properties style:column-width="2.505cm" style:rel-column-width="6197*"/>
    </style:style>
    <style:style style:name="Таблица1.H" style:family="table-column">
      <style:table-column-properties style:column-width="0.247cm" style:rel-column-width="611*"/>
    </style:style>
    <style:style style:name="Таблица1.I" style:family="table-column">
      <style:table-column-properties style:column-width="9.236cm" style:rel-column-width="22852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E1.1" style:family="table-column">
      <style:table-column-properties style:column-width="12.501cm" style:rel-column-width="30933*"/>
    </style:style>
    <style:style style:name="Таблица1.E1.2" style:family="table-column">
      <style:table-column-properties style:column-width="6.731cm" style:rel-column-width="16656*"/>
    </style:style>
    <style:style style:name="Таблица1.E1.1" style:family="table-row">
      <style:table-row-properties style:min-row-height="0.9cm" style:keep-together="false" fo:keep-together="always"/>
    </style:style>
    <style:style style:name="Таблица1.E1.2" style:family="table-row">
      <style:table-row-properties style:min-row-height="0.744cm" style:keep-together="false" fo:keep-together="always"/>
    </style:style>
    <style:style style:name="Таблица1.E1.1.2" style:family="table-cell">
      <style:table-cell-properties style:vertical-align="bottom" fo:padding-left="0.191cm" fo:padding-right="0.191cm" fo:padding-top="0cm" fo:padding-bottom="0cm" fo:border="none"/>
    </style:style>
    <style:style style:name="Таблица1.E1.3" style:family="table-row">
      <style:table-row-properties style:min-row-height="1.007cm" style:keep-together="false" fo:keep-together="always"/>
    </style:style>
    <style:style style:name="Таблица1.2" style:family="table-row">
      <style:table-row-properties style:min-row-height="0.519cm" style:keep-together="false" fo:keep-together="always"/>
    </style:style>
    <style:style style:name="Таблица1.A2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3" style:family="table-row">
      <style:table-row-properties style:min-row-height="0.811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C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G3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4" style:family="table-row">
      <style:table-row-properties style:min-row-height="0.736cm" style:keep-together="false" fo:keep-together="always"/>
    </style:style>
    <style:style style:name="Таблица1.A4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B4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C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5" style:family="table-row">
      <style:table-row-properties style:min-row-height="0.914cm" style:keep-together="false" fo:keep-together="always"/>
    </style:style>
    <style:style style:name="Таблица1.A6" style:family="table-cell">
      <style:table-cell-properties style:vertical-align="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B6" style:family="table-cell">
      <style:table-cell-properties style:vertical-align="" fo:padding-left="0.191cm" fo:padding-right="0.191cm" fo:padding-top="0cm" fo:padding-bottom="0cm" fo:border-left="none" fo:border-right="none" fo:border-top="0.002cm solid #000000" fo:border-bottom="none"/>
    </style:style>
    <style:style style:name="Таблица1.D6.1" style:family="table-column">
      <style:table-column-properties style:column-width="2.674cm" style:rel-column-width="6616*"/>
    </style:style>
    <style:style style:name="Таблица1.D6.2" style:family="table-column">
      <style:table-column-properties style:column-width="6.713cm" style:rel-column-width="16612*"/>
    </style:style>
    <style:style style:name="Таблица1.D6.3" style:family="table-column">
      <style:table-column-properties style:column-width="2.288cm" style:rel-column-width="5661*"/>
    </style:style>
    <style:style style:name="Таблица1.D6.4" style:family="table-column">
      <style:table-column-properties style:column-width="1.251cm" style:rel-column-width="3094*"/>
    </style:style>
    <style:style style:name="Таблица1.D6.5" style:family="table-column">
      <style:table-column-properties style:column-width="1cm" style:rel-column-width="2474*"/>
    </style:style>
    <style:style style:name="Таблица1.D6.6" style:family="table-column">
      <style:table-column-properties style:column-width="7.482cm" style:rel-column-width="18513*"/>
    </style:style>
    <style:style style:name="Таблица1.D6.1" style:family="table-row">
      <style:table-row-properties style:min-row-height="0.727cm" style:keep-together="false" fo:keep-together="always"/>
    </style:style>
    <style:style style:name="Таблица1.D6.1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D6.4.1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D6.2" style:family="table-row">
      <style:table-row-properties style:min-row-height="0.683cm" style:keep-together="false" fo:keep-together="always"/>
    </style:style>
    <style:style style:name="Таблица1.D6.6.2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1.D6.3" style:family="table-row">
      <style:table-row-properties style:min-row-height="0.247cm" style:keep-together="false" fo:keep-together="always"/>
    </style:style>
    <style:style style:name="Таблица1.D6.3.3" style:family="table-cell">
      <style:table-cell-properties fo:padding-left="0.191cm" fo:padding-right="0.191cm" fo:padding-top="0cm" fo:padding-bottom="0cm" fo:border="none"/>
    </style:style>
    <style:style style:name="Таблица1.D6.5.3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7" style:family="table-row">
      <style:table-row-properties style:min-row-height="0.803cm" style:keep-together="false" fo:keep-together="always"/>
    </style:style>
    <style:style style:name="Таблица1.8" style:family="table-row">
      <style:table-row-properties style:min-row-height="0.817cm" style:keep-together="false" fo:keep-together="always"/>
    </style:style>
    <style:style style:name="Таблица1.B8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9" style:family="table-row">
      <style:table-row-properties style:min-row-height="3.293cm" style:keep-together="true" fo:keep-together="auto"/>
    </style:style>
    <style:style style:name="Таблица1.A9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9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11" style:family="table-row">
      <style:table-row-properties style:row-height="0.956cm" style:keep-together="false" fo:keep-together="always"/>
    </style:style>
    <style:style style:name="Таблица1.B11" style:family="table-cell">
      <style:table-cell-properties style:vertical-align="middle" fo:padding="0.191cm" fo:border-left="none" fo:border-right="none" fo:border-top="0.002cm solid #000000" fo:border-bottom="0.002cm solid #000000"/>
    </style:style>
    <style:style style:name="Таблица1.D11" style:family="table-cell">
      <style:table-cell-properties style:vertical-align="middle" fo:padding="0.191cm" fo:border-left="none" fo:border-right="0.002cm solid #000000" fo:border-top="0.002cm solid #000000" fo:border-bottom="0.002cm solid #000000"/>
    </style:style>
    <style:style style:name="Таблица1.12" style:family="table-row">
      <style:table-row-properties style:min-row-height="0.732cm" style:keep-together="false" fo:keep-together="always"/>
    </style:style>
    <style:style style:name="Таблица1.D12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B13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D13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14" style:family="table-row">
      <style:table-row-properties style:min-row-height="0.73cm" style:keep-together="false" fo:keep-together="always"/>
    </style:style>
    <style:style style:name="Таблица1.15" style:family="table-row">
      <style:table-row-properties style:min-row-height="0.739cm" style:keep-together="false" fo:keep-together="always"/>
    </style:style>
    <style:style style:name="Таблица2" style:family="table">
      <style:table-properties style:width="27.003cm" fo:margin-left="0.25cm" table:align="left" style:writing-mode="lr-tb"/>
    </style:style>
    <style:style style:name="Таблица2.A" style:family="table-column">
      <style:table-column-properties style:column-width="1cm"/>
    </style:style>
    <style:style style:name="Таблица2.B" style:family="table-column">
      <style:table-column-properties style:column-width="2.75cm"/>
    </style:style>
    <style:style style:name="Таблица2.C" style:family="table-column">
      <style:table-column-properties style:column-width="0.25cm"/>
    </style:style>
    <style:style style:name="Таблица2.D" style:family="table-column">
      <style:table-column-properties style:column-width="11.252cm"/>
    </style:style>
    <style:style style:name="Таблица2.E" style:family="table-column">
      <style:table-column-properties style:column-width="9.5cm"/>
    </style:style>
    <style:style style:name="Таблица2.F" style:family="table-column">
      <style:table-column-properties style:column-width="2.251cm"/>
    </style:style>
    <style:style style:name="Таблица2.1" style:family="table-row">
      <style:table-row-properties style:min-row-height="0.817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2.E1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2.2" style:family="table-row">
      <style:table-row-properties style:min-row-height="3.179cm" style:keep-together="false" fo:keep-together="always"/>
    </style:style>
    <style:style style:name="Таблица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2.D2.1" style:family="table-column">
      <style:table-column-properties style:column-width="1.251cm"/>
    </style:style>
    <style:style style:name="Таблица2.D2.2" style:family="table-column">
      <style:table-column-properties style:column-width="1.499cm"/>
    </style:style>
    <style:style style:name="Таблица2.D2.3" style:family="table-column">
      <style:table-column-properties style:column-width="1.752cm"/>
    </style:style>
    <style:style style:name="Таблица2.D2.5" style:family="table-column">
      <style:table-column-properties style:column-width="1.191cm"/>
    </style:style>
    <style:style style:name="Таблица2.D2.6" style:family="table-column">
      <style:table-column-properties style:column-width="1.559cm"/>
    </style:style>
    <style:style style:name="Таблица2.D2.8" style:family="table-column">
      <style:table-column-properties style:column-width="1.501cm"/>
    </style:style>
    <style:style style:name="Таблица2.D2.10" style:family="table-column">
      <style:table-column-properties style:column-width="0.75cm"/>
    </style:style>
    <style:style style:name="Таблица2.D2.12" style:family="table-column">
      <style:table-column-properties style:column-width="2.034cm"/>
    </style:style>
    <style:style style:name="Таблица2.D2.13" style:family="table-column">
      <style:table-column-properties style:column-width="1.138cm"/>
    </style:style>
    <style:style style:name="Таблица2.D2.14" style:family="table-column">
      <style:table-column-properties style:column-width="1.579cm"/>
    </style:style>
    <style:style style:name="Таблица2.D2.17" style:family="table-column">
      <style:table-column-properties style:column-width="0.499cm"/>
    </style:style>
    <style:style style:name="Таблица2.D2.1" style:family="table-row">
      <style:table-row-properties style:min-row-height="0.635cm" style:keep-together="false" fo:keep-together="always"/>
    </style:style>
    <style:style style:name="Таблица2.D2.1.1" style:family="table-cell">
      <style:table-cell-properties style:vertical-align="bottom" fo:padding-left="0.191cm" fo:padding-right="0.191cm" fo:padding-top="0cm" fo:padding-bottom="0cm" fo:border="none"/>
    </style:style>
    <style:style style:name="Таблица2.D2.3.1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2.D2.17.4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2.D2.5" style:family="table-row">
      <style:table-row-properties style:min-row-height="0.714cm" style:keep-together="false" fo:keep-together="always"/>
    </style:style>
    <style:style style:name="Таблица2.D2.1.5" style:family="table-cell">
      <style:table-cell-properties style:vertical-align="middle" fo:padding-left="0.191cm" fo:padding-right="0.191cm" fo:padding-top="0cm" fo:padding-bottom="0cm" fo:border="none"/>
    </style:style>
    <style:style style:name="Таблица2.3" style:family="table-row">
      <style:table-row-properties style:min-row-height="1.182cm" style:keep-together="true" fo:keep-together="auto"/>
    </style:style>
    <style:style style:name="Таблица2.A3" style:family="table-cell">
      <style:table-cell-properties style:vertical-align="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B3" style:family="table-cell">
      <style:table-cell-properties style:vertical-align="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4" style:family="table-row">
      <style:table-row-properties style:min-row-height="2.298cm" style:keep-together="false" fo:keep-together="always"/>
    </style:style>
    <style:style style:name="Таблица2.B4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5" style:family="table-row">
      <style:table-row-properties style:min-row-height="1cm" style:keep-together="false" fo:keep-together="always"/>
    </style:style>
    <style:style style:name="Таблица2.A5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2.6" style:family="table-row">
      <style:table-row-properties style:min-row-height="3.854cm" style:keep-together="false" fo:keep-together="always"/>
    </style:style>
    <style:style style:name="Таблица2.B6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F6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2.7" style:family="table-row">
      <style:table-row-properties style:min-row-height="0.69cm" style:keep-together="false" fo:keep-together="always"/>
    </style:style>
    <style:style style:name="Таблица3" style:family="table">
      <style:table-properties style:width="26.988cm" fo:margin-left="0.25cm" fo:margin-right="-1.178cm" table:align="margins" style:writing-mode="lr-tb"/>
    </style:style>
    <style:style style:name="Таблица3.A" style:family="table-column">
      <style:table-column-properties style:column-width="0.997cm" style:rel-column-width="565*"/>
    </style:style>
    <style:style style:name="Таблица3.B" style:family="table-column">
      <style:table-column-properties style:column-width="2.838cm" style:rel-column-width="1609*"/>
    </style:style>
    <style:style style:name="Таблица3.C" style:family="table-column">
      <style:table-column-properties style:column-width="7.251cm" style:rel-column-width="4111*"/>
    </style:style>
    <style:style style:name="Таблица3.D" style:family="table-column">
      <style:table-column-properties style:column-width="3.912cm" style:rel-column-width="2218*"/>
    </style:style>
    <style:style style:name="Таблица3.E" style:family="table-column">
      <style:table-column-properties style:column-width="0.501cm" style:rel-column-width="284*"/>
    </style:style>
    <style:style style:name="Таблица3.F" style:family="table-column">
      <style:table-column-properties style:column-width="11.488cm" style:rel-column-width="6513*"/>
    </style:style>
    <style:style style:name="Таблица3.1" style:family="table-row">
      <style:table-row-properties style:min-row-height="1.164cm" style:keep-together="false" fo:keep-together="always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3.F1" style:family="table-cell">
      <style:table-cell-properties style:vertical-align="bottom" fo:padding="0.191cm" fo:border="none"/>
    </style:style>
    <style:style style:name="Таблица3.2" style:family="table-row">
      <style:table-row-properties style:min-row-height="0.143cm" style:keep-together="false" fo:keep-together="always"/>
    </style:style>
    <style:style style:name="Таблица3.D2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3.F2" style:family="table-cell">
      <style:table-cell-properties fo:padding="0.191cm" fo:border="none"/>
    </style:style>
    <style:style style:name="Таблица3.3" style:family="table-row">
      <style:table-row-properties style:min-row-height="0.769cm" style:keep-together="false" fo:keep-together="always"/>
    </style:style>
    <style:style style:name="Таблица3.F3" style:family="table-cell">
      <style:table-cell-properties style:vertical-align="bottom" fo:padding-left="0.191cm" fo:padding-right="0.191cm" fo:padding-top="0cm" fo:padding-bottom="0cm" fo:border="none"/>
    </style:style>
    <style:style style:name="Таблица3.4" style:family="table-row">
      <style:table-row-properties style:min-row-height="0.3cm" style:keep-together="false" fo:keep-together="always"/>
    </style:style>
    <style:style style:name="Таблица3.D4" style:family="table-cell">
      <style:table-cell-properties fo:padding="0.191cm" fo:border-left="none" fo:border-right="none" fo:border-top="0.002cm solid #000000" fo:border-bottom="none"/>
    </style:style>
    <style:style style:name="Таблица3.F4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4">
      <style:paragraph-properties style:text-autospace="none"/>
      <style:text-properties style:font-name="Times New Roman" fo:language="en" fo:country="US" style:font-name-asian="Times New Roman" style:font-name-complex="Times New Roman"/>
    </style:style>
    <style:style style:name="P2" style:family="paragraph" style:parent-style-name="heading_20_4">
      <style:paragraph-properties fo:keep-with-next="always" style:text-autospace="none"/>
      <style:text-properties style:font-name="Times New Roman" fo:font-size="6pt" fo:language="en" fo:country="US" style:font-name-asian="Times New Roman" style:font-size-asian="6pt" style:font-name-complex="Times New Roman" style:font-size-complex="6pt"/>
    </style:style>
    <style:style style:name="P3" style:family="paragraph" style:parent-style-name="Standard">
      <style:paragraph-properties fo:keep-with-next="always" style:text-autospace="none"/>
      <style:text-properties fo:font-size="6pt" fo:language="en" fo:country="US" style:font-size-asian="6pt" style:font-size-complex="6pt"/>
    </style:style>
    <style:style style:name="P4" style:family="paragraph" style:parent-style-name="heading_20_4">
      <style:paragraph-properties fo:margin-left="0cm" fo:margin-right="0cm" fo:text-indent="0cm" style:auto-text-indent="false" fo:keep-with-next="always" style:text-autospace="none"/>
      <style:text-properties style:font-name="Times New Roman" fo:language="uk" fo:country="UA" style:font-name-asian="Times New Roman" style:font-name-complex="Times New Roman"/>
    </style:style>
    <style:style style:name="P5" style:family="paragraph" style:parent-style-name="heading_20_6">
      <style:paragraph-properties fo:margin-left="0cm" fo:margin-right="0cm" fo:text-align="center" style:justify-single-word="false" fo:text-indent="0cm" style:auto-text-indent="false" fo:keep-with-next="always" style:text-autospace="none"/>
      <style:text-properties style:font-name="Times New Roman" fo:font-size="12pt" fo:language="uk" fo:country="UA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heading_20_1">
      <style:paragraph-properties fo:margin-left="0cm" fo:margin-right="0cm" fo:text-indent="0cm" style:auto-text-indent="false" fo:keep-with-next="always" style:text-autospace="none"/>
      <style:text-properties style:text-position="0% 100%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 style:text-autospace="none"/>
      <style:text-properties fo:font-size="10pt" fo:language="ru" fo:country="RU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text-autospace="none"/>
      <style:text-properties fo:font-size="10pt" fo:language="en" fo:country="US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uk" fo:country="UA" style:font-size-asian="11pt" style:font-size-complex="11pt"/>
    </style:style>
    <style:style style:name="P10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 style:text-autospace="none"/>
      <style:text-properties fo:font-size="11pt" fo:language="en" fo:country="US" style:font-size-asian="11pt" style:font-size-complex="11pt"/>
    </style:style>
    <style:style style:name="P12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language="en" fo:country="US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 style:text-autospace="none">
        <style:tab-stops>
          <style:tab-stop style:position="0.559cm"/>
        </style:tab-stops>
      </style:paragraph-properties>
      <style:text-properties fo:font-size="12pt" fo:language="en" fo:country="US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uk" fo:country="UA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 style:text-autospace="none">
        <style:tab-stops>
          <style:tab-stop style:position="0.559cm"/>
        </style:tab-stops>
      </style:paragraph-properties>
      <style:text-properties fo:font-size="12pt" fo:language="ru" fo:country="RU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 style:text-autospace="none"/>
      <style:text-properties fo:font-size="12pt" fo:language="ru" fo:country="RU" style:font-size-asian="12pt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font-size="12pt" fo:language="ru" fo:country="RU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 style:text-autospace="none">
        <style:tab-stops>
          <style:tab-stop style:position="0.559cm"/>
        </style:tab-stops>
      </style:paragraph-properties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 style:text-autospace="none"/>
      <style:text-properties style:text-position="-25% 100%" fo:font-size="12pt" fo:language="uk" fo:country="U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 style:text-autospace="none"/>
      <style:text-properties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style:text-autospace="none"/>
      <style:text-properties style:text-position="-25% 100%" fo:font-size="12pt" fo:language="en" fo:country="US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 style:text-autospace="none"/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style:text-autospace="none">
        <style:tab-stops>
          <style:tab-stop style:position="0.559cm"/>
        </style:tab-stops>
      </style:paragraph-properties>
      <style:text-properties fo:font-size="6pt" fo:language="ru" fo:country="RU" style:font-size-asian="6pt" style:font-size-complex="6pt"/>
    </style:style>
    <style:style style:name="P26" style:family="paragraph" style:parent-style-name="heading_20_7">
      <style:paragraph-properties fo:margin-left="1.251cm" fo:margin-right="0cm" fo:text-align="center" style:justify-single-word="false" fo:text-indent="0cm" style:auto-text-indent="false" fo:keep-with-next="always" style:text-autospace="none">
        <style:tab-stops>
          <style:tab-stop style:position="-0.691cm"/>
        </style:tab-stops>
      </style:paragraph-properties>
      <style:text-properties style:font-name="Times New Roman" fo:font-size="12pt" fo:language="uk" fo:country="UA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7" style:family="paragraph" style:parent-style-name="heading_20_7">
      <style:paragraph-properties fo:margin-left="1.251cm" fo:margin-right="0cm" fo:text-align="center" style:justify-single-word="false" fo:text-indent="0cm" style:auto-text-indent="false" fo:keep-with-next="always" style:text-autospace="none"/>
      <style:text-properties style:font-name="Times New Roman" fo:font-size="12pt" fo:language="uk" fo:country="UA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28" style:family="paragraph" style:parent-style-name="Standard">
      <style:paragraph-properties style:text-autospace="non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style:text-autospace="none"/>
      <style:text-properties fo:font-size="11pt" fo:language="en" fo:country="US" style:font-size-asian="11pt" style:font-size-complex="11pt"/>
    </style:style>
    <style:style style:name="P30" style:family="paragraph" style:parent-style-name="Standard">
      <style:paragraph-properties style:text-autospace="non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31" style:family="paragraph" style:parent-style-name="Standard">
      <style:paragraph-properties style:text-autospace="none"/>
      <style:text-properties fo:font-size="12pt" fo:language="en" fo:country="US" style:font-size-asian="12pt" style:font-size-complex="12pt"/>
    </style:style>
    <style:style style:name="P32" style:family="paragraph" style:parent-style-name="Standard">
      <style:paragraph-properties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 style:text-autospace="non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34" style:family="paragraph" style:parent-style-name="Standard">
      <style:paragraph-properties style:text-autospace="none"/>
      <style:text-properties fo:font-size="12pt" fo:language="uk" fo:country="UA" style:font-size-asian="12pt" style:font-size-complex="12pt"/>
    </style:style>
    <style:style style:name="P35" style:family="paragraph" style:parent-style-name="Standard">
      <style:paragraph-properties fo:text-align="end" style:justify-single-word="false" style:text-autospace="none"/>
      <style:text-properties fo:font-size="12pt" fo:language="uk" fo:country="UA" style:font-size-asian="12pt" style:font-size-complex="12pt"/>
    </style:style>
    <style:style style:name="P36" style:family="paragraph" style:parent-style-name="Standard">
      <style:paragraph-properties fo:text-align="center" style:justify-single-word="false" style:text-autospace="none"/>
      <style:text-properties fo:font-size="12pt" fo:language="uk" fo:country="UA" style:font-size-asian="12pt" style:font-size-complex="12pt"/>
    </style:style>
    <style:style style:name="P37" style:family="paragraph" style:parent-style-name="Standard">
      <style:paragraph-properties style:text-autospace="non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38" style:family="paragraph" style:parent-style-name="Standard">
      <style:paragraph-properties style:text-autospace="none"/>
      <style:text-properties fo:font-size="10pt" fo:language="ru" fo:country="RU" style:font-size-asian="10pt" style:font-size-complex="10pt"/>
    </style:style>
    <style:style style:name="P39" style:family="paragraph" style:parent-style-name="Standard">
      <style:paragraph-properties style:text-autospace="none"/>
      <style:text-properties fo:font-size="10pt" fo:language="en" fo:country="US" style:font-size-asian="10pt" style:font-size-complex="10pt"/>
    </style:style>
    <style:style style:name="P40" style:family="paragraph" style:parent-style-name="Standard">
      <style:paragraph-properties style:text-autospace="none"/>
      <style:text-properties style:font-name="Times New Roman CYR" fo:font-size="11pt" fo:language="en" fo:country="US" style:font-name-asian="Times New Roman CYR" style:font-size-asian="11pt" style:font-name-complex="Times New Roman CYR" style:font-size-complex="11pt"/>
    </style:style>
    <style:style style:name="P41" style:family="paragraph" style:parent-style-name="Standard">
      <style:paragraph-properties style:text-autospace="none"/>
      <style:text-properties fo:font-size="6pt" fo:language="en" fo:country="US" style:font-size-asian="6pt" style:font-size-complex="6pt"/>
    </style:style>
    <style:style style:name="P42" style:family="paragraph" style:parent-style-name="Standard">
      <style:paragraph-properties style:text-autospace="none"/>
      <style:text-properties fo:font-size="6pt" fo:language="en" fo:country="US" fo:font-weight="bold" style:font-size-asian="6pt" style:font-weight-asian="bold" style:font-size-complex="6pt" style:font-weight-complex="bold"/>
    </style:style>
    <style:style style:name="P43" style:family="paragraph" style:parent-style-name="Standard">
      <style:paragraph-properties style:text-autospace="none"/>
    </style:style>
    <style:style style:name="P44" style:family="paragraph" style:parent-style-name="Standard">
      <style:paragraph-properties fo:margin-left="0cm" fo:margin-right="0cm" fo:text-indent="1.251cm" style:auto-text-indent="false" style:text-autospace="none"/>
      <style:text-properties fo:font-size="11pt" fo:language="ru" fo:country="RU" style:font-size-asian="11pt" style:font-size-complex="11pt"/>
    </style:style>
    <style:style style:name="P45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0cm" fo:text-align="end" style:justify-single-word="false" fo:text-indent="1.251cm" style:auto-text-indent="false" style:text-autospace="non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1.251cm" style:auto-text-indent="false" style:text-autospace="none"/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cm" fo:text-indent="1.251cm" style:auto-text-indent="false" style:text-autospace="non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49" style:family="paragraph" style:parent-style-name="Standard">
      <style:paragraph-properties fo:margin-left="0cm" fo:margin-right="0cm" fo:text-indent="1.251cm" style:auto-text-indent="false" style:text-autospace="none"/>
      <style:text-properties fo:font-size="10pt" fo:language="en" fo:country="US" style:font-size-asian="10pt" style:font-size-complex="10pt"/>
    </style:style>
    <style:style style:name="P50" style:family="paragraph" style:parent-style-name="Standard">
      <style:paragraph-properties fo:margin-left="0cm" fo:margin-right="0cm" fo:text-indent="1.251cm" style:auto-text-indent="false" style:text-autospace="none"/>
      <style:text-properties fo:font-size="8pt" fo:language="ru" fo:country="RU" style:font-size-asian="8pt" style:font-size-complex="8pt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uk" fo:country="UA" style:font-size-asian="12pt" style:font-size-complex="12pt"/>
    </style:style>
    <style:style style:name="T6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en" fo:country="US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line-through-style="solid"/>
    </style:style>
    <style:style style:name="T10" style:family="text">
      <style:text-properties style:text-line-through-style="solid" fo:font-size="12pt" fo:language="uk" fo:country="UA" fo:font-weight="bold" style:font-size-asian="12pt" style:font-weight-asian="bold" style:font-size-complex="12pt" style:font-weight-complex="bold"/>
    </style:style>
    <style:style style:name="T11" style:family="text">
      <style:text-properties style:text-line-through-style="solid" fo:font-size="12pt" fo:language="en" fo:country="US" fo:font-weight="bold" style:font-size-asian="12pt" style:font-weight-asian="bold" style:font-size-complex="12pt" style:font-weight-complex="bold"/>
    </style:style>
    <style:style style:name="T12" style:family="text">
      <style:text-properties style:text-line-through-style="solid"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-25% 100%"/>
    </style:style>
    <style:style style:name="T15" style:family="text">
      <style:text-properties style:text-position="-25% 100%" fo:language="en" fo:country="US"/>
    </style:style>
    <style:style style:name="T16" style:family="text">
      <style:text-properties style:text-position="-25% 100%" fo:language="uk" fo:country="UA"/>
    </style:style>
    <style:style style:name="T17" style:family="text">
      <style:text-properties style:text-position="-25% 100%" fo:language="uk" fo:country="UA" fo:font-weight="bold" style:font-weight-asian="bold" style:font-weight-complex="bold"/>
    </style:style>
    <style:style style:name="T18" style:family="text">
      <style:text-properties style:text-position="-25% 100%" fo:font-size="12pt" fo:language="uk" fo:country="UA" style:font-size-asian="12pt" style:font-size-complex="12pt"/>
    </style:style>
    <style:style style:name="T19" style:family="text">
      <style:text-properties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T20" style:family="text">
      <style:text-properties style:text-position="-25% 100%" fo:font-size="12pt" style:font-size-asian="12pt" style:font-size-complex="12pt"/>
    </style:style>
    <style:style style:name="T21" style:family="text">
      <style:text-properties style:text-position="-25% 100%" fo:font-size="12pt" fo:language="en" fo:country="US" style:font-size-asian="12pt" style:font-size-complex="12pt"/>
    </style:style>
    <style:style style:name="T22" style:family="text">
      <style:text-properties style:font-name="Times New Roman CYR1" fo:font-size="10.5pt" style:font-name-asian="Times New Roman CYR1" style:font-size-asian="10.5pt" style:font-name-complex="Times New Roman CYR1" style:font-size-complex="10.5pt"/>
    </style:style>
    <style:style style:name="T2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table:number-columns-spanned="4" office:value-type="string">
            <text:p text:style-name="P45">!Штамп1!</text:p>
          </table:table-cell>
          <table:covered-table-cell/>
          <table:covered-table-cell/>
          <table:covered-table-cell/>
          <table:table-cell table:number-columns-spanned="5">
            <table:table table:is-sub-table="true">
              <table:table-column table:style-name="Таблица1.E1.1"/>
              <table:table-column table:style-name="Таблица1.E1.2"/>
              <table:table-row table:style-name="Таблица1.E1.1">
                <table:table-cell table:style-name="Таблица1.A1" office:value-type="string">
                  <text:p text:style-name="P44"/>
                </table:table-cell>
                <table:table-cell table:style-name="Таблица1.A1" office:value-type="string">
                  <text:p text:style-name="P46">!КОПІЯ!</text:p>
                </table:table-cell>
              </table:table-row>
              <table:table-row table:style-name="Таблица1.E1.2">
                <table:table-cell table:style-name="Таблица1.E1.1.2" office:value-type="string">
                  <text:h text:style-name="P6" text:outline-level="1">АКТОВИЙ ЗАПИС ПРО НАРОДЖЕННЯ № !НАЗ!</text:h>
                </table:table-cell>
                <table:table-cell table:style-name="Таблица1.E1.1.2" office:value-type="string">
                  <text:p text:style-name="P10">!ПАЗ! !зПС!</text:p>
                </table:table-cell>
              </table:table-row>
              <table:table-row table:style-name="Таблица1.E1.3">
                <table:table-cell table:style-name="Таблица1.A1" office:value-type="string">
                  <text:p text:style-name="P47">в<text:span text:style-name="T1">ід !ДДМММРРРР року!</text:span></text:p>
                </table:table-cell>
                <table:table-cell table:style-name="Таблица1.A1" office:value-type="string">
                  <text:p text:style-name="P44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table:number-columns-spanned="9" office:value-type="string">
            <text:h text:style-name="P5" text:outline-level="6">Відомості <text:s/>про <text:s/>дитину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14">1.</text:p>
          </table:table-cell>
          <table:table-cell table:style-name="Таблица1.A1" office:value-type="string">
            <text:p text:style-name="P21">Прізвище <text:s text:c="2"/></text:p>
          </table:table-cell>
          <table:table-cell table:style-name="Таблица1.C3" table:number-columns-spanned="3" office:value-type="string">
            <text:p text:style-name="P7"><text:span text:style-name="T10">!СтПрН!</text:span><text:span text:style-name="T4"> <text:s/></text:span><text:span text:style-name="T6">!ПрН!</text:span></text:p>
          </table:table-cell>
          <table:covered-table-cell/>
          <table:covered-table-cell/>
          <table:table-cell table:style-name="Таблица1.A1" office:value-type="string">
            <text:p text:style-name="P13">2.</text:p>
          </table:table-cell>
          <table:table-cell table:style-name="Таблица1.G3" table:number-columns-spanned="2" office:value-type="string">
            <text:p text:style-name="P18"><text:span text:style-name="T14">Ім</text:span><text:span text:style-name="T15">’</text:span><text:span text:style-name="T14">я</text:span></text:p>
          </table:table-cell>
          <table:covered-table-cell/>
          <table:table-cell table:style-name="Таблица1.C3" office:value-type="string">
            <text:p text:style-name="P30"><text:span text:style-name="T9">!СтІмН!</text:span><text:span text:style-name="T2"> <text:s/></text:span>!ІмН!</text:p>
          </table:table-cell>
        </table:table-row>
        <table:table-row table:style-name="Таблица1.4">
          <table:table-cell table:style-name="Таблица1.A4" office:value-type="string">
            <text:p text:style-name="P14">3.</text:p>
          </table:table-cell>
          <table:table-cell table:style-name="Таблица1.B4" office:value-type="string">
            <text:p text:style-name="P21">По батькові </text:p>
          </table:table-cell>
          <table:table-cell table:style-name="Таблица1.C4" table:number-columns-spanned="3" office:value-type="string">
            <text:p text:style-name="P7"><text:span text:style-name="T11">!СтПбН!</text:span><text:span text:style-name="T6"> <text:s/>!ПбН! </text:span></text:p>
          </table:table-cell>
          <table:covered-table-cell/>
          <table:covered-table-cell/>
          <table:table-cell table:style-name="Таблица1.A4" office:value-type="string">
            <text:p text:style-name="P13">4.</text:p>
          </table:table-cell>
          <table:table-cell table:style-name="Таблица1.B4" table:number-columns-spanned="2" office:value-type="string">
            <text:p text:style-name="P21">Стать <text:s/></text:p>
          </table:table-cell>
          <table:covered-table-cell/>
          <table:table-cell table:style-name="Таблица1.C4" office:value-type="string">
            <text:p text:style-name="P32">!стать!</text:p>
          </table:table-cell>
        </table:table-row>
        <table:table-row table:style-name="Таблица1.5">
          <table:table-cell table:style-name="Таблица1.A4" office:value-type="string">
            <text:p text:style-name="P14">5.</text:p>
          </table:table-cell>
          <table:table-cell table:style-name="Таблица1.C4" table:number-columns-spanned="8" office:value-type="string">
            <text:p text:style-name="P18"><text:span text:style-name="T16">Дата </text:span><text:span text:style-name="T14">н</text:span><text:span text:style-name="T16">ародження <text:s text:c="5"/></text:span><text:span text:style-name="T17">!ДатаН року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6" office:value-type="string">
            <text:p text:style-name="P25"/>
            <text:p text:style-name="P17">6.</text:p>
          </table:table-cell>
          <table:table-cell table:style-name="Таблица1.B6" table:number-columns-spanned="2" office:value-type="string">
            <text:p text:style-name="P25"/>
            <text:p text:style-name="P17">М<text:span text:style-name="T1">ісце народження:</text:span></text:p>
          </table:table-cell>
          <table:covered-table-cell/>
          <table:table-cell table:number-columns-spanned="6">
            <table:table table:is-sub-table="true">
              <table:table-column table:style-name="Таблица1.D6.1"/>
              <table:table-column table:style-name="Таблица1.D6.2"/>
              <table:table-column table:style-name="Таблица1.D6.3"/>
              <table:table-column table:style-name="Таблица1.D6.4"/>
              <table:table-column table:style-name="Таблица1.D6.5"/>
              <table:table-column table:style-name="Таблица1.D6.6"/>
              <table:table-row table:style-name="Таблица1.D6.1">
                <table:table-cell table:style-name="Таблица1.D6.1.1" office:value-type="string">
                  <text:p text:style-name="P7"><text:span text:style-name="T18">дер</text:span><text:span text:style-name="T21">жава <text:s text:c="3"/></text:span></text:p>
                </table:table-cell>
                <table:table-cell table:style-name="Таблица1.E1.1.2" office:value-type="string">
                  <text:p text:style-name="P24">!МНД!</text:p>
                </table:table-cell>
                <table:table-cell table:style-name="Таблица1.D6.1.1" office:value-type="string">
                  <text:p text:style-name="P21">область </text:p>
                </table:table-cell>
                <table:table-cell table:style-name="Таблица1.D6.4.1" table:number-columns-spanned="3" office:value-type="string">
                  <text:p text:style-name="P24">!МНО!</text:p>
                </table:table-cell>
                <table:covered-table-cell/>
                <table:covered-table-cell/>
              </table:table-row>
              <table:table-row table:style-name="Таблица1.D6.2">
                <table:table-cell table:style-name="Таблица1.E1.1.2" office:value-type="string">
                  <text:p text:style-name="P23">район <text:s text:c="4"/></text:p>
                </table:table-cell>
                <table:table-cell table:style-name="Таблица1.E1.1.2" office:value-type="string">
                  <text:p text:style-name="P24">!МНР!</text:p>
                </table:table-cell>
                <table:table-cell table:style-name="Таблица1.E1.1.2" table:number-columns-spanned="3" office:value-type="string">
                  <text:p text:style-name="P23">!МСС!</text:p>
                </table:table-cell>
                <table:covered-table-cell/>
                <table:covered-table-cell/>
                <table:table-cell table:style-name="Таблица1.D6.6.2" office:value-type="string">
                  <text:p text:style-name="P24">!МНМ!</text:p>
                </table:table-cell>
              </table:table-row>
              <table:table-row table:style-name="Таблица1.D6.3">
                <table:table-cell table:style-name="Таблица1.E1.1.2" office:value-type="string">
                  <text:p text:style-name="P50"/>
                </table:table-cell>
                <table:table-cell table:style-name="Таблица1.E1.1.2" office:value-type="string">
                  <text:p text:style-name="P50"/>
                </table:table-cell>
                <table:table-cell table:style-name="Таблица1.D6.3.3" table:number-columns-spanned="2" office:value-type="string">
                  <text:p text:style-name="P50"/>
                </table:table-cell>
                <table:covered-table-cell/>
                <table:table-cell table:style-name="Таблица1.D6.5.3" table:number-columns-spanned="2" office:value-type="string">
                  <text:p text:style-name="P50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4" office:value-type="string">
            <text:p text:style-name="P17">7.</text:p>
          </table:table-cell>
          <table:table-cell table:style-name="Таблица1.B4" table:number-columns-spanned="2" office:value-type="string">
            <text:p text:style-name="P16">Народилося дітей:</text:p>
          </table:table-cell>
          <table:covered-table-cell/>
          <table:table-cell table:style-name="Таблица1.C4" table:number-columns-spanned="2" office:value-type="string">
            <text:p text:style-name="P48">!дітей!</text:p>
          </table:table-cell>
          <table:covered-table-cell/>
          <table:table-cell table:style-name="Таблица1.A4" office:value-type="string">
            <text:p text:style-name="P19">8.</text:p>
          </table:table-cell>
          <table:table-cell table:style-name="Таблица1.C4" table:number-columns-spanned="3" office:value-type="string">
            <text:p text:style-name="P16">!Живонароджена чи мертвонароджена! (необхідне підкреслити)</text:p>
          </table:table-cell>
          <table:covered-table-cell/>
          <table:covered-table-cell/>
        </table:table-row>
        <table:table-row table:style-name="Таблица1.8">
          <table:table-cell table:style-name="Таблица1.A4" office:value-type="string">
            <text:p text:style-name="P17">9.</text:p>
          </table:table-cell>
          <table:table-cell table:style-name="Таблица1.B8" table:number-columns-spanned="6" office:value-type="string">
            <text:h text:style-name="P4" text:outline-level="4">Яка за рахунком дитина народилась у матері, включаючи новонародженого</text:h>
            <text:p text:style-name="P18">(враховуючи померлих і не враховуючи мертвонароджених)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C4" table:number-columns-spanned="2" office:value-type="string">
            <text:p text:style-name="P48">!за рахунком!</text:p>
          </table:table-cell>
          <table:covered-table-cell/>
        </table:table-row>
        <table:table-row table:style-name="Таблица1.9">
          <table:table-cell table:style-name="Таблица1.A9" office:value-type="string">
            <text:p text:style-name="P41"/>
            <text:p text:style-name="P31">10.</text:p>
          </table:table-cell>
          <table:table-cell table:style-name="Таблица1.B9" table:number-columns-spanned="8" office:value-type="string">
            <text:p text:style-name="P41"/>
            <text:p text:style-name="P31">Документ, що підтверджує факт народження дитини</text:p>
            <text:p text:style-name="P32"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2" table:number-columns-spanned="5" office:value-type="string">
            <text:h text:style-name="P26" text:outline-level="7">Відомості про батька</text:h>
          </table:table-cell>
          <table:covered-table-cell/>
          <table:covered-table-cell/>
          <table:covered-table-cell/>
          <table:covered-table-cell/>
          <table:table-cell table:style-name="Таблица1.C4" table:number-columns-spanned="4" office:value-type="string">
            <text:h text:style-name="P27" text:outline-level="7">Відомості про матір</text:h>
          </table:table-cell>
          <table:covered-table-cell/>
          <table:covered-table-cell/>
          <table:covered-table-cell/>
        </table:table-row>
        <table:table-row table:style-name="Таблица1.11">
          <table:table-cell table:style-name="Таблица1.A4" office:value-type="string">
            <text:p text:style-name="P17">11.</text:p>
          </table:table-cell>
          <table:table-cell table:style-name="Таблица1.B11" table:number-columns-spanned="2" office:value-type="string">
            <text:p text:style-name="P21">Прізвище</text:p>
          </table:table-cell>
          <table:covered-table-cell/>
          <table:table-cell table:style-name="Таблица1.D11" table:number-columns-spanned="2" office:value-type="string">
            <text:p text:style-name="P22">!ПрБ! </text:p>
          </table:table-cell>
          <table:covered-table-cell/>
          <table:table-cell table:style-name="Таблица1.C4" table:number-columns-spanned="4" office:value-type="string">
            <text:p text:style-name="P7"><text:span text:style-name="T12">!СтПрМ!</text:span><text:span text:style-name="T19"> !ПрМ! </text:span></text:p>
          </table:table-cell>
          <table:covered-table-cell/>
          <table:covered-table-cell/>
          <table:covered-table-cell/>
        </table:table-row>
        <table:table-row table:style-name="Таблица1.12">
          <table:table-cell table:style-name="Таблица1.A3" office:value-type="string">
            <text:p text:style-name="P20"><text:span text:style-name="T23">12</text:span><text:span text:style-name="T22">.</text:span></text:p>
          </table:table-cell>
          <table:table-cell table:style-name="Таблица1.A1" table:number-columns-spanned="2" office:value-type="string">
            <text:p text:style-name="P7"><text:span text:style-name="T20">Ім</text:span><text:span text:style-name="T21">’</text:span><text:span text:style-name="T20">я</text:span></text:p>
          </table:table-cell>
          <table:covered-table-cell/>
          <table:table-cell table:style-name="Таблица1.D12" table:number-columns-spanned="2" office:value-type="string">
            <text:p text:style-name="P15">!ІмБ!</text:p>
          </table:table-cell>
          <table:covered-table-cell/>
          <table:table-cell table:style-name="Таблица1.C3" table:number-columns-spanned="4" office:value-type="string">
            <text:p text:style-name="P15">!ІмМ!</text:p>
          </table:table-cell>
          <table:covered-table-cell/>
          <table:covered-table-cell/>
          <table:covered-table-cell/>
        </table:table-row>
        <table:table-row table:style-name="Таблица1.E1.2">
          <table:table-cell table:style-name="Таблица1.A4" office:value-type="string">
            <text:p text:style-name="P17">13.</text:p>
          </table:table-cell>
          <table:table-cell table:style-name="Таблица1.B13" table:number-columns-spanned="2" office:value-type="string">
            <text:p text:style-name="P21">По батькові</text:p>
          </table:table-cell>
          <table:covered-table-cell/>
          <table:table-cell table:style-name="Таблица1.D13" table:number-columns-spanned="2" office:value-type="string">
            <text:p text:style-name="P15">!ПбБ!</text:p>
          </table:table-cell>
          <table:covered-table-cell/>
          <table:table-cell table:style-name="Таблица1.C4" table:number-columns-spanned="4" office:value-type="string">
            <text:p text:style-name="P15">!ПбМ!</text:p>
          </table:table-cell>
          <table:covered-table-cell/>
          <table:covered-table-cell/>
          <table:covered-table-cell/>
        </table:table-row>
        <table:table-row table:style-name="Таблица1.14">
          <table:table-cell table:style-name="Таблица1.A4" office:value-type="string">
            <text:p text:style-name="P20"><text:span text:style-name="T23">14</text:span><text:span text:style-name="T22">.</text:span></text:p>
          </table:table-cell>
          <table:table-cell table:style-name="Таблица1.D13" table:number-columns-spanned="4" office:value-type="string">
            <text:p text:style-name="P7"><text:span text:style-name="T18">Дата </text:span><text:span text:style-name="T20">н</text:span><text:span text:style-name="T18">ародження <text:s text:c="2"/></text:span><text:span text:style-name="T19">! <text:s text:c="2"/>ДатаНБ <text:s text:c="2"/>!</text:span></text:p>
          </table:table-cell>
          <table:covered-table-cell/>
          <table:covered-table-cell/>
          <table:covered-table-cell/>
          <table:table-cell table:style-name="Таблица1.C4" table:number-columns-spanned="4" office:value-type="string">
            <text:p text:style-name="P22">! <text:s text:c="2"/>ДатаНМ <text:s text:c="2"/>!</text:p>
          </table:table-cell>
          <table:covered-table-cell/>
          <table:covered-table-cell/>
          <table:covered-table-cell/>
        </table:table-row>
        <table:table-row table:style-name="Таблица1.15">
          <table:table-cell table:style-name="Таблица1.A4" office:value-type="string">
            <text:p text:style-name="P17">15.</text:p>
          </table:table-cell>
          <table:table-cell table:style-name="Таблица1.C4" table:number-columns-spanned="4" office:value-type="string">
            <text:p text:style-name="P7"><text:span text:style-name="T5">Громадянство <text:s text:c="8"/></text:span><text:span text:style-name="T8">!ГромадянствоБ!</text:span></text:p>
          </table:table-cell>
          <table:covered-table-cell/>
          <table:covered-table-cell/>
          <table:covered-table-cell/>
          <table:table-cell table:style-name="Таблица1.C4" table:number-columns-spanned="4" office:value-type="string">
            <text:p text:style-name="P15">!ГромадянствоМ!</text:p>
          </table:table-cell>
          <table:covered-table-cell/>
          <table:covered-table-cell/>
          <table:covered-table-cell/>
        </table:table-row>
      </table:table>
      <text:p text:style-name="P49"/>
      <text:p text:style-name="P4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ext:soft-page-break/>
        <table:table-row table:style-name="Таблица2.1">
          <table:table-cell table:style-name="Таблица2.A1" table:number-columns-spanned="4" office:value-type="string">
            <text:h text:style-name="P26" text:outline-level="7">Відомості про батька</text:h>
          </table:table-cell>
          <table:covered-table-cell/>
          <table:covered-table-cell/>
          <table:covered-table-cell/>
          <table:table-cell table:style-name="Таблица2.E1" table:number-columns-spanned="2" office:value-type="string">
            <text:h text:style-name="P27" text:outline-level="7">Відомості про матір</text:h>
          </table:table-cell>
          <table:covered-table-cell/>
        </table:table-row>
        <table:table-row table:style-name="Таблица2.2">
          <table:table-cell table:style-name="Таблица2.A2" office:value-type="string">
            <text:p text:style-name="P41"/>
            <text:p text:style-name="P31">16.</text:p>
          </table:table-cell>
          <table:table-cell table:style-name="Таблица2.B2" table:number-columns-spanned="2" office:value-type="string">
            <text:p text:style-name="P3"/>
            <text:p text:style-name="P34">Місце</text:p>
            <text:p text:style-name="P34">проживання:</text:p>
          </table:table-cell>
          <table:covered-table-cell/>
          <table:table-cell table:number-columns-spanned="3">
            <table:table table:is-sub-table="true">
              <table:table-column table:style-name="Таблица2.D2.1"/>
              <table:table-column table:style-name="Таблица2.D2.2"/>
              <table:table-column table:style-name="Таблица2.D2.3"/>
              <table:table-column table:style-name="Таблица2.D2.2"/>
              <table:table-column table:style-name="Таблица2.D2.5"/>
              <table:table-column table:style-name="Таблица2.D2.6"/>
              <table:table-column table:style-name="Таблица2.A"/>
              <table:table-column table:style-name="Таблица2.D2.8"/>
              <table:table-column table:style-name="Таблица2.D2.1"/>
              <table:table-column table:style-name="Таблица2.D2.10"/>
              <table:table-column table:style-name="Таблица2.F"/>
              <table:table-column table:style-name="Таблица2.D2.12"/>
              <table:table-column table:style-name="Таблица2.D2.13"/>
              <table:table-column table:style-name="Таблица2.D2.14"/>
              <table:table-column table:style-name="Таблица2.A"/>
              <table:table-column table:style-name="Таблица2.D2.1"/>
              <table:table-column table:style-name="Таблица2.D2.17"/>
              <table:table-row table:style-name="Таблица2.D2.1">
                <table:table-cell table:style-name="Таблица2.D2.1.1" table:number-columns-spanned="2" office:value-type="string">
                  <text:p text:style-name="P31">держава </text:p>
                </table:table-cell>
                <table:covered-table-cell/>
                <table:table-cell table:style-name="Таблица2.D2.3.1" table:number-columns-spanned="6" office:value-type="string">
                  <text:p text:style-name="P32">!мпбД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Таблица2.D2.1.1" table:number-columns-spanned="2" office:value-type="string">
                  <text:p text:style-name="P34">держава </text:p>
                </table:table-cell>
                <table:covered-table-cell/>
                <table:table-cell table:style-name="Таблица2.D2.3.1" table:number-columns-spanned="7" office:value-type="string">
                  <text:p text:style-name="P32">!мпмД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2.D2.1">
                <table:table-cell table:style-name="Таблица2.D2.1.1" table:number-columns-spanned="2" office:value-type="string">
                  <text:p text:style-name="P31">область</text:p>
                </table:table-cell>
                <table:covered-table-cell/>
                <table:table-cell table:style-name="Таблица2.D2.3.1" table:number-columns-spanned="6" office:value-type="string">
                  <text:p text:style-name="P32">!мпбО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Таблица2.D2.1.1" table:number-columns-spanned="2" office:value-type="string">
                  <text:p text:style-name="P38"><text:span text:style-name="T3">о</text:span><text:span text:style-name="T5">бласть</text:span></text:p>
                </table:table-cell>
                <table:covered-table-cell/>
                <table:table-cell table:style-name="Таблица2.D2.3.1" table:number-columns-spanned="7" office:value-type="string">
                  <text:p text:style-name="P37">!мпмО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2.D2.1">
                <table:table-cell table:style-name="Таблица2.D2.1.1" table:number-columns-spanned="2" office:value-type="string">
                  <text:p text:style-name="P31">район</text:p>
                </table:table-cell>
                <table:covered-table-cell/>
                <table:table-cell table:style-name="Таблица2.D2.3.1" table:number-columns-spanned="6" office:value-type="string">
                  <text:p text:style-name="P32">!мпбР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table-cell table:style-name="Таблица2.D2.1.1" table:number-columns-spanned="2" office:value-type="string">
                  <text:p text:style-name="P34">район</text:p>
                </table:table-cell>
                <table:covered-table-cell/>
                <table:table-cell table:style-name="Таблица2.D2.3.1" table:number-columns-spanned="7" office:value-type="string">
                  <text:p text:style-name="P37">!мпмР!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Таблица2.D2.1">
                <table:table-cell table:style-name="Таблица2.D2.1.1" table:number-columns-spanned="3" office:value-type="string">
                  <text:p text:style-name="P31">!мссб! <text:s text:c="3"/></text:p>
                </table:table-cell>
                <table:covered-table-cell/>
                <table:covered-table-cell/>
                <table:table-cell table:style-name="Таблица2.D2.3.1" table:number-columns-spanned="5" office:value-type="string">
                  <text:p text:style-name="P32">!мпбМ!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2.D2.1.1" table:number-columns-spanned="3" office:value-type="string">
                  <text:p text:style-name="P34">!мссм!</text:p>
                </table:table-cell>
                <table:covered-table-cell/>
                <table:covered-table-cell/>
                <table:table-cell table:style-name="Таблица2.D2.1.1" table:number-columns-spanned="5" office:value-type="string">
                  <text:p text:style-name="P32">!мпмМ!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2.D2.17.4" office:value-type="string">
                  <text:p text:style-name="P35"/>
                </table:table-cell>
              </table:table-row>
              <table:table-row table:style-name="Таблица2.D2.5">
                <table:table-cell table:style-name="Таблица2.D2.1.5" office:value-type="string">
                  <text:p text:style-name="P38"><text:span text:style-name="T3">в</text:span><text:span text:style-name="T7">ул. <text:s text:c="45"/></text:span><text:span text:style-name="T5"><text:s text:c="18"/></text:span></text:p>
                </table:table-cell>
                <table:table-cell table:style-name="Таблица2.D2.1.5" table:number-columns-spanned="3" office:value-type="string">
                  <text:p text:style-name="P32">!вулб!</text:p>
                </table:table-cell>
                <table:covered-table-cell/>
                <table:covered-table-cell/>
                <table:table-cell table:style-name="Таблица2.D2.1.5" office:value-type="string">
                  <text:p text:style-name="P36">буд.</text:p>
                </table:table-cell>
                <table:table-cell table:style-name="Таблица2.D2.1.5" office:value-type="string">
                  <text:p text:style-name="P33">!будб!</text:p>
                </table:table-cell>
                <table:table-cell table:style-name="Таблица2.D2.1.5" office:value-type="string">
                  <text:p text:style-name="P36">кв.</text:p>
                </table:table-cell>
                <table:table-cell table:style-name="Таблица2.D2.17.4" office:value-type="string">
                  <text:p text:style-name="P30">!квб!</text:p>
                </table:table-cell>
                <table:table-cell table:style-name="Таблица2.D2.1.5" office:value-type="string">
                  <text:p text:style-name="P31">вул.</text:p>
                </table:table-cell>
                <table:table-cell table:style-name="Таблица2.D2.1.5" table:number-columns-spanned="3" office:value-type="string">
                  <text:p text:style-name="P32">!вулм!</text:p>
                </table:table-cell>
                <table:covered-table-cell/>
                <table:covered-table-cell/>
                <table:table-cell table:style-name="Таблица2.D2.1.5" office:value-type="string">
                  <text:p text:style-name="P36">буд.</text:p>
                </table:table-cell>
                <table:table-cell table:style-name="Таблица2.D2.1.5" office:value-type="string">
                  <text:p text:style-name="P33">!будм!</text:p>
                </table:table-cell>
                <table:table-cell table:style-name="Таблица2.D2.1.5" office:value-type="string">
                  <text:p text:style-name="P36">кв.</text:p>
                </table:table-cell>
                <table:table-cell table:style-name="Таблица2.D2.17.4" table:number-columns-spanned="2" office:value-type="string">
                  <text:p text:style-name="P32">!квм!</text:p>
                </table:table-cell>
                <table:covered-table-cell/>
              </table:table-row>
            </table:table>
          </table:table-cell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41"/>
            <text:p text:style-name="P31">17.</text:p>
          </table:table-cell>
          <table:table-cell table:style-name="Таблица2.B3" table:number-columns-spanned="5" office:value-type="string">
            <text:h text:style-name="P2" text:outline-level="4"/>
            <text:h text:style-name="P1" text:outline-level="4">Підстава запису відомостей про батька: <text:s text:c="2"/><text:span text:style-name="T13">!Підстава! <text:s/></text:span></text:h>
          </table:table-cell>
          <table:covered-table-cell/>
          <table:covered-table-cell/>
          <table:covered-table-cell/>
          <table:covered-table-cell/>
        </table:table-row>
        <table:table-row table:style-name="Таблица2.4">
          <table:table-cell table:style-name="Таблица2.A3" office:value-type="string">
            <text:p text:style-name="P41"/>
            <text:p text:style-name="P31">18.</text:p>
          </table:table-cell>
          <table:table-cell table:style-name="Таблица2.B4" table:number-columns-spanned="5" office:value-type="string">
            <text:p text:style-name="P41"/>
            <text:p text:style-name="P38"><text:span text:style-name="T7">Прізвище, ім’я, по батькові, адреса заявника, </text:span><text:span text:style-name="T5">серія, номер, ким видано паспорт, дата його видачі та підпис заявника</text:span></text:p>
            <text:p text:style-name="P37">!ПІБЗ! !пасЗ1!</text:p>
            <text:p text:style-name="P37">!АдрЗ! !пасЗ2!</text:p>
            <text:p text:style-name="P37">!пасЗ! <text:s text:c="24"/></text:p>
            <text:p text:style-name="P34"><text:s text:c="178"/>√ _____________________</text:p>
            <text:p text:style-name="P31"/>
          </table:table-cell>
          <table:covered-table-cell/>
          <table:covered-table-cell/>
          <table:covered-table-cell/>
          <table:covered-table-cell/>
        </table:table-row>
        <table:table-row table:style-name="Таблица2.5">
          <table:table-cell table:style-name="Таблица2.A5" office:value-type="string">
            <text:p text:style-name="P31">19.</text:p>
          </table:table-cell>
          <table:table-cell table:style-name="Таблица2.B4" table:number-columns-spanned="5" office:value-type="string">
            <text:p text:style-name="P38"><text:span text:style-name="T7">Видано свідоцтво <text:s text:c="11"/></text:span><text:span text:style-name="T4">!ССНС! !СНВ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.6">
          <table:table-cell table:style-name="Таблица2.A3" office:value-type="string">
            <text:p text:style-name="P41"/>
            <text:p text:style-name="P31">20.</text:p>
          </table:table-cell>
          <table:table-cell table:style-name="Таблица2.B6" office:value-type="string">
            <text:p text:style-name="P41"/>
            <text:p text:style-name="P31">Для відміток</text:p>
          </table:table-cell>
          <table:table-cell table:style-name="Таблица2.B6" table:number-columns-spanned="3" office:value-type="string">
            <text:p text:style-name="P42"/>
            <text:p text:style-name="P32">!Помітки!</text:p>
          </table:table-cell>
          <table:covered-table-cell/>
          <table:covered-table-cell/>
          <table:table-cell table:style-name="Таблица2.F6" office:value-type="string">
            <text:p text:style-name="P31"/>
          </table:table-cell>
        </table:table-row>
        <table:table-row table:style-name="Таблица2.7">
          <table:table-cell table:style-name="Таблица2.D2.1.5" office:value-type="string">
            <text:p text:style-name="P29"/>
          </table:table-cell>
          <table:table-cell table:style-name="Таблица2.D2.1.5" office:value-type="string">
            <text:p text:style-name="P29"/>
          </table:table-cell>
          <table:table-cell table:style-name="Таблица2.D2.1.5" table:number-columns-spanned="3" office:value-type="string">
            <text:p text:style-name="P28"/>
          </table:table-cell>
          <table:covered-table-cell/>
          <table:covered-table-cell/>
          <table:table-cell table:style-name="Таблица2.D2.1.5" office:value-type="string">
            <text:p text:style-name="P40"/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9"/>
          </table:table-cell>
          <table:table-cell table:style-name="Таблица3.A1" office:value-type="string">
            <text:p text:style-name="P12"><text:span text:style-name="T1">Керівни</text:span><text:span text:style-name="T23">к</text:span><text:span text:style-name="T1"> </text:span>органу державної реєстрації актів цивільного стану</text:p>
          </table:table-cell>
          <table:table-cell table:style-name="Таблица3.D1" office:value-type="string">
            <text:p text:style-name="P8"/>
          </table:table-cell>
          <table:table-cell table:style-name="Таблица3.A1" office:value-type="string">
            <text:p text:style-name="P12"/>
          </table:table-cell>
          <table:table-cell table:style-name="Таблица3.F1" office:value-type="string">
            <text:p text:style-name="P39"/>
            <text:p text:style-name="P39"/>
            <text:p text:style-name="P34">!Керівник!</text:p>
          </table:table-cell>
        </table:table-row>
        <table:table-row table:style-name="Таблица3.2">
          <table:table-cell table:style-name="Таблица3.A1" office:value-type="string">
            <text:p text:style-name="P31"/>
          </table:table-cell>
          <table:table-cell table:style-name="Таблица3.A1" office:value-type="string">
            <text:p text:style-name="P9">М.П.</text:p>
          </table:table-cell>
          <table:table-cell table:style-name="Таблица3.A1" office:value-type="string">
            <text:p text:style-name="P11"/>
          </table:table-cell>
          <table:table-cell table:style-name="Таблица3.D2" office:value-type="string">
            <text:p text:style-name="P8"><text:s text:c="15"/>(підпис)</text:p>
          </table:table-cell>
          <table:table-cell table:style-name="Таблица3.A1" office:value-type="string">
            <text:p text:style-name="P12"/>
          </table:table-cell>
          <table:table-cell table:style-name="Таблица3.F2" office:value-type="string">
            <text:p text:style-name="P8"/>
          </table:table-cell>
        </table:table-row>
        <table:table-row table:style-name="Таблица3.3">
          <table:table-cell table:style-name="Таблица3.A1" table:number-rows-spanned="2" office:value-type="string">
            <text:p text:style-name="P31"/>
          </table:table-cell>
          <table:table-cell table:style-name="Таблица3.A1" table:number-rows-spanned="2" office:value-type="string">
            <text:p text:style-name="P16"/>
          </table:table-cell>
          <table:table-cell table:style-name="Таблица3.A1" table:number-rows-spanned="2" office:value-type="string">
            <text:p text:style-name="P12">Посадова особа органу державної</text:p>
            <text:p text:style-name="P12">реєстрації актів цивільного стану,</text:p>
            <text:p text:style-name="P12">яка склала актовий запис</text:p>
          </table:table-cell>
          <table:table-cell table:style-name="Таблица3.F2" office:value-type="string">
            <text:p text:style-name="P8"/>
          </table:table-cell>
          <table:table-cell table:style-name="Таблица3.A1" table:number-rows-spanned="2" office:value-type="string">
            <text:p text:style-name="P12"/>
          </table:table-cell>
          <table:table-cell table:style-name="Таблица3.F3" office:value-type="string">
            <text:p text:style-name="P12">!ПІБ_по! !Посада!</text:p>
          </table:table-cell>
        </table:table-row>
        <table:table-row table:style-name="Таблица3.4">
          <table:covered-table-cell/>
          <table:covered-table-cell/>
          <table:covered-table-cell/>
          <table:table-cell table:style-name="Таблица3.D4" office:value-type="string">
            <text:p text:style-name="P8"><text:s text:c="15"/>(підпис)</text:p>
          </table:table-cell>
          <table:covered-table-cell/>
          <table:table-cell table:style-name="Таблица3.F4" office:value-type="string">
            <text:p text:style-name="P8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keep-with-next="always"/>
      <style:text-properties style:text-position="-25% 100%" style:font-name="Times New Roman CYR" fo:font-size="12pt" fo:language="ru" fo:country="RU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style:font-name="Times New Roman CYR" fo:language="ru" fo:country="RU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text-align="center" style:justify-single-word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text-align="center" style:justify-single-word="false" fo:keep-with-next="always"/>
      <style:text-properties style:font-name="Times New Roman CYR" fo:font-size="14pt" fo:language="uk" fo:country="UA" style:font-name-asian="Times New Roman CYR" style:font-size-asian="14pt" style:font-name-complex="Times New Roman CYR" style:font-size-complex="14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cm" fo:margin-right="0cm" fo:text-indent="1.441cm" style:auto-text-indent="false" fo:keep-with-next="always"/>
      <style:text-properties fo:font-size="12pt" fo:language="uk" fo:country="UA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cm" fo:margin-right="0cm" fo:text-indent="1.251cm" style:auto-text-indent="false" fo:keep-with-next="always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1.499cm" fo:margin-bottom="0.63cm" fo:margin-left="3cm" fo:margin-right="0.6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ladimir Koltsov</meta:initial-creator>
    <meta:creation-date>2011-01-30T00:55:45.03</meta:creation-date>
    <dc:date>2012-04-08T13:39:11.10</dc:date>
    <dc:creator>Vladimir Koltsov</dc:creator>
    <meta:editing-duration>PT1H6M25S</meta:editing-duration>
    <meta:editing-cycles>9</meta:editing-cycles>
    <meta:generator>OpenOffice.org/3.3$Win32 OpenOffice.org_project/330m20$Build-9567</meta:generator>
    <meta:document-statistic meta:table-count="3" meta:image-count="0" meta:object-count="0" meta:page-count="2" meta:paragraph-count="117" meta:word-count="220" meta:character-count="1810"/>
  </office:meta>
</office:document-meta>
</file>